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43c3" officeooo:paragraph-rsid="001043c3"/>
    </style:style>
    <style:style style:name="P2" style:family="paragraph" style:parent-style-name="Standard">
      <style:text-properties officeooo:rsid="001043c3" officeooo:paragraph-rsid="001043c3"/>
    </style:style>
    <style:style style:name="P3" style:family="paragraph" style:parent-style-name="Standard">
      <style:text-properties officeooo:rsid="001043c3" officeooo:paragraph-rsid="00123f9e"/>
    </style:style>
    <style:style style:name="P4" style:family="paragraph" style:parent-style-name="Standard">
      <style:text-properties officeooo:rsid="001043c3" officeooo:paragraph-rsid="0013b0bf"/>
    </style:style>
    <style:style style:name="P5" style:family="paragraph" style:parent-style-name="Standard">
      <style:text-properties fo:font-style="italic" officeooo:rsid="001043c3" officeooo:paragraph-rsid="0013b0bf" style:font-style-asian="italic" style:font-style-complex="italic"/>
    </style:style>
    <style:style style:name="P6" style:family="paragraph" style:parent-style-name="Standard">
      <style:text-properties officeooo:rsid="00149b25" officeooo:paragraph-rsid="00149b25"/>
    </style:style>
    <style:style style:name="P7" style:family="paragraph" style:parent-style-name="Standard">
      <style:text-properties officeooo:rsid="00149b25" officeooo:paragraph-rsid="00150810"/>
    </style:style>
    <style:style style:name="P8" style:family="paragraph" style:parent-style-name="Standard">
      <style:text-properties officeooo:rsid="00149b25" officeooo:paragraph-rsid="001720b9"/>
    </style:style>
    <style:style style:name="P9" style:family="paragraph" style:parent-style-name="Standard">
      <style:text-properties fo:font-size="10pt" fo:font-style="italic" officeooo:rsid="0013b0bf" officeooo:paragraph-rsid="0013b0bf" style:font-size-asian="10pt" style:font-style-asian="italic" style:font-size-complex="10pt" style:font-style-complex="italic"/>
    </style:style>
    <style:style style:name="P10" style:family="paragraph" style:parent-style-name="Standard">
      <style:text-properties officeooo:rsid="00150810" officeooo:paragraph-rsid="00150810"/>
    </style:style>
    <style:style style:name="P11" style:family="paragraph" style:parent-style-name="Standard">
      <style:text-properties officeooo:rsid="001043c3" officeooo:paragraph-rsid="00123f9e"/>
    </style:style>
    <style:style style:name="P12" style:family="paragraph" style:parent-style-name="Standard">
      <style:text-properties officeooo:rsid="001043c3" officeooo:paragraph-rsid="001f86c3"/>
    </style:style>
    <style:style style:name="P13" style:family="paragraph" style:parent-style-name="Standard">
      <style:text-properties officeooo:rsid="00149b25" officeooo:paragraph-rsid="00149b25"/>
    </style:style>
    <style:style style:name="T1" style:family="text">
      <style:text-properties officeooo:rsid="00123f9e"/>
    </style:style>
    <style:style style:name="T2" style:family="text">
      <style:text-properties fo:font-size="10pt" officeooo:rsid="0013b0bf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3f9e" style:font-weight-asian="bold" style:font-weight-complex="bold"/>
    </style:style>
    <style:style style:name="T5" style:family="text">
      <style:text-properties officeooo:rsid="00150810"/>
    </style:style>
    <style:style style:name="T6" style:family="text">
      <style:text-properties officeooo:rsid="00153e8a"/>
    </style:style>
    <style:style style:name="T7" style:family="text">
      <style:text-properties officeooo:rsid="001720b9"/>
    </style:style>
    <style:style style:name="T8" style:family="text">
      <style:text-properties officeooo:rsid="0018e1c4"/>
    </style:style>
    <style:style style:name="T9" style:family="text">
      <style:text-properties officeooo:rsid="001bd53f"/>
    </style:style>
    <style:style style:name="T10" style:family="text">
      <style:text-properties officeooo:rsid="001d75e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e5f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Versioning,</text:span> project <text:span text:style-name="T8">and</text:span> branch <text:span text:style-name="T8">names</text:span>.</text:p>
      <text:p text:style-name="Standard"/>
      <text:p text:style-name="P2">1. <text:span text:style-name="T13">Versioning.</text:span></text:p>
      <text:p text:style-name="P3"><text:s text:c="3"/><text:span text:style-name="T14">a)</text:span> The <text:span text:style-name="T1">version can be any string, but </text:span>recommended version <text:span text:style-name="T1">format is following: (start_date)[xxxx]</text:span></text:p>
      <text:p text:style-name="P3"><text:s text:c="8"/><text:span text:style-name="T1">start_date - </text:span>is the date when new branch or project is started.</text:p>
      <text:p text:style-name="P3"><text:s text:c="8"/><text:span text:style-name="T1">xxxx <text:s text:c="6"/>- <text:s/>additional string if needed.</text:span></text:p>
      <text:p text:style-name="P3"/>
      <text:p text:style-name="P2"><text:s text:c="3"/><text:span text:style-name="T14">b)</text:span> The revision will be generate<text:span text:style-name="T10">d</text:span> automatically and appended to version name. <text:span text:style-name="T1">The revision is date,</text:span></text:p>
      <text:p text:style-name="P2"><text:s text:c="9"/><text:span text:style-name="T1">and hash of current application Git commit.</text:span></text:p>
      <text:p text:style-name="P5"><text:s text:c="7"/><text:span text:style-name="T2">Remark: If some of Git repositories, that application is using, contains modified Git, then hash number will be replaced</text:span></text:p>
      <text:p text:style-name="P9"><text:s text:c="10"/>by ‘time_DEV’ <text:s/>string (time – compilation time) and file name will have ‘rDEV’ for revision.</text:p>
      <text:p text:style-name="P12"><text:s text:c="3"/></text:p>
      <text:p text:style-name="P12"><text:s text:c="4"/><text:span text:style-name="T1">E</text:span>xample: The project name is ‘foo’ <text:span text:style-name="T1">and the new branch was started on 2000/01/25.</text:span></text:p>
      <text:p text:style-name="P2"><text:s text:c="4"/><text:span text:style-name="T1">Then recommended version is: 2000.01.25 <text:s text:c="3"/>(optional string can be added: 2000.01.25_test)</text:span></text:p>
      <text:p text:style-name="P3"><text:s text:c="4"/><text:span text:style-name="T1">Then full generated version will be: foo_v2000.01.25r2012.03.17_a1bfd423</text:span></text:p>
      <text:p text:style-name="P3"><text:s text:c="7"/>‘<text:span text:style-name="T1">r2012.03.17’ <text:s/>means that project was compiled on 2012.03.17 <text:s text:c="3"/>.</text:span></text:p>
      <text:p text:style-name="P4"><text:s text:c="7"/>‘<text:span text:style-name="T1">a1bfd423’ <text:s/>means that current Git hash starts with <text:s/>a1bfd423 </text:span><text:span text:style-name="T4">and</text:span><text:span text:style-name="T1"> </text:span><text:span text:style-name="T4">all Git repositories are checked in</text:span><text:span text:style-name="T1">.</text:span></text:p>
      <text:p text:style-name="P3"><text:s text:c="5"/></text:p>
      <text:p text:style-name="P3"/>
      <text:p text:style-name="P6">2. <text:span text:style-name="T12">Project and branch name.</text:span></text:p>
      <text:p text:style-name="P6"><text:s text:c="4"/>a) Project name located in .config file in variable CONFIG_PROJECT_NAME.</text:p>
      <text:p text:style-name="P6"><text:s text:c="8"/>For example: <text:s/>CONFIG_PROJECT_NAME=”foo”</text:p>
      <text:p text:style-name="P6"><text:s text:c="8"/><text:span text:style-name="T3">Project must have unique name</text:span>. Build system will scan all .config files in uCProject folder to </text:p>
      <text:p text:style-name="P6"><text:s text:c="10"/>verify that name is unique and no other project has the same name.</text:p>
      <text:p text:style-name="P6"/>
      <text:p text:style-name="P6"><text:s text:c="4"/>b) Application branch name in application Git <text:span text:style-name="T9">must </text:span>have following pattern: (project_name)_v[version]. </text:p>
      <text:p text:style-name="P6"><text:s text:c="8"/>For example: foo_v<text:span text:style-name="T1">2000.01.25 <text:s/></text:span>(or foo_v<text:span text:style-name="T1">2000.01.25_</text:span>test)</text:p>
      <text:p text:style-name="P6"/>
      <text:p text:style-name="P6"><text:s text:c="4"/>c) Current branch in common_public <text:span text:style-name="T5">Git </text:span>should be <text:span text:style-name="T5">the same name as branch in application Git.</text:span></text:p>
      <text:p text:style-name="P6"><text:s text:c="9"/><text:span text:style-name="T5">The branch in common_public should be created or switched only manually. The reason</text:span></text:p>
      <text:p text:style-name="P7"><text:s text:c="11"/><text:span text:style-name="T5">for this is additional verification that user is intending to compile this specific project. Switching</text:span></text:p>
      <text:p text:style-name="P10"><text:s text:c="11"/>of branch and compiling of wrong project may be very expensive (in developer time perspective).</text:p>
      <text:p text:style-name="P6"><text:s text:c="10"/><text:span text:style-name="T5">Branches in all other Git repositories will be switched and created automatically.</text:span></text:p>
      <text:p text:style-name="P6"/>
      <text:p text:style-name="P6"><text:s text:c="5"/><text:span text:style-name="T5">d) If one of above conditions does not meet, the build process will stop and hint will be given to user</text:span></text:p>
      <text:p text:style-name="P6"><text:s text:c="11"/><text:span text:style-name="T6">about steps to proceed.</text:span></text:p>
      <text:p text:style-name="P6"><text:s text:c="6"/></text:p>
      <text:p text:style-name="P6"/>
      <text:p text:style-name="P6"><text:s text:c="5"/><text:span text:style-name="T7">e) Steps for creating new project based on existing one:</text:span></text:p>
      <text:p text:style-name="P8"><text:s text:c="10"/><text:span text:style-name="T7">1. Change </text:span><text:s text:c="3"/>CONFIG_PROJECT_NAME <text:s/><text:span text:style-name="T7">in .config <text:s text:c="2"/></text:span></text:p>
      <text:p text:style-name="P8"><text:s text:c="10"/><text:span text:style-name="T7">2. Create new branch, in application Git, based on new project name and new version name. Switch to it.</text:span></text:p>
      <text:p text:style-name="P8"><text:s text:c="10"/><text:span text:style-name="T7">3. Create new branch in common_public with the same name as application branch and switch to it.</text:span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9in" fo:margin-right="0.5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0:13:08.526000000</meta:creation-date>
    <meta:generator>LibreOffice/6.0.3.2$Windows_X86_64 LibreOffice_project/8f48d515416608e3a835360314dac7e47fd0b821</meta:generator>
    <dc:date>2021-10-05T16:07:24.270000000</dc:date>
    <meta:editing-duration>PT4H42M1S</meta:editing-duration>
    <meta:editing-cycles>12</meta:editing-cycles>
    <meta:document-statistic meta:table-count="0" meta:image-count="0" meta:object-count="0" meta:page-count="1" meta:paragraph-count="36" meta:word-count="363" meta:character-count="2581" meta:non-whitespace-character-count="1994"/>
  </office:meta>
</office:document-meta>
</file>